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42fb4" officeooo:paragraph-rsid="00162201"/>
    </style:style>
    <style:style style:name="P2" style:family="paragraph" style:parent-style-name="Standard">
      <style:text-properties style:font-name="Calibri" fo:font-size="14pt" fo:font-weight="bold" officeooo:rsid="0002a4d9" officeooo:paragraph-rsid="00162201" fo:background-color="#ffff00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alibri" fo:font-size="14pt" fo:font-weight="bold" officeooo:rsid="00035448" officeooo:paragraph-rsid="00162201" fo:background-color="#ffff00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alibri" fo:font-size="14pt" fo:font-weight="bold" officeooo:rsid="00042fb4" officeooo:paragraph-rsid="00162201" fo:background-color="#ffff00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Calibri" fo:font-size="14pt" fo:font-weight="bold" officeooo:rsid="00162201" officeooo:paragraph-rsid="00162201" fo:background-color="#ffff00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libri" officeooo:rsid="00035448" officeooo:paragraph-rsid="00162201"/>
    </style:style>
    <style:style style:name="P7" style:family="paragraph" style:parent-style-name="Standard">
      <style:text-properties style:font-name="Calibri" officeooo:rsid="0002a4d9" officeooo:paragraph-rsid="00162201"/>
    </style:style>
    <style:style style:name="P8" style:family="paragraph" style:parent-style-name="Standard">
      <style:text-properties style:font-name="Calibri" officeooo:rsid="00162201" officeooo:paragraph-rsid="00162201"/>
    </style:style>
    <style:style style:name="T1" style:family="text">
      <style:text-properties officeooo:rsid="00035448"/>
    </style:style>
    <style:style style:name="T2" style:family="text">
      <style:text-properties officeooo:rsid="001622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ow to Display Home User Feed</text:p>
      <text:p text:style-name="P2"/>
      <text:p text:style-name="P5">Home User Feed HTML Code:</text:p>
      <text:p text:style-name="P5"/>
      <text:p text:style-name="P8">&lt;html&gt;</text:p>
      <text:p text:style-name="P8">&lt;!DOCTYPE html&gt;</text:p>
      <text:p text:style-name="P8">&lt;html lang="en"&gt;</text:p>
      <text:p text:style-name="P8">&lt;head&gt;</text:p>
      <text:p text:style-name="P8"><text:s text:c="2"/>&lt;meta charset="UTF-8"&gt;</text:p>
      <text:p text:style-name="P8"/>
      <text:p text:style-name="P8"/>
      <text:p text:style-name="P8"><text:s text:c="2"/>&lt;!-- set viewport to device width to make site responsive --&gt;</text:p>
      <text:p text:style-name="P8"><text:s text:c="2"/>&lt;meta name="viewport" content="width=device-width, initial-scale=1"&gt;</text:p>
      <text:p text:style-name="P8"/>
      <text:p text:style-name="P8"><text:s text:c="2"/>&lt;!-- bootstrap css --&gt;</text:p>
      <text:p text:style-name="P8"><text:s text:c="2"/>&lt;link type="text/css" rel="stylesheet" href="https://maxcdn.bootstrapcdn.com/bootstrap/4.0.0/css/bootstrap.min.css"&gt;</text:p>
      <text:p text:style-name="P8"><text:s text:c="2"/>&lt;link type="text/css" rel="stylesheet" href="https://maxcdn.bootstrapcdn.com/font-awesome/4.7.0/css/font-awesome.min.css"&gt;</text:p>
      <text:p text:style-name="P8"/>
      <text:p text:style-name="P8"><text:s text:c="2"/>&lt;!-- custom styles --&gt;</text:p>
      <text:p text:style-name="P8"><text:s text:c="2"/>&lt;link rel="stylesheet" type="text/css" href="/styles/home.css"&gt;</text:p>
      <text:p text:style-name="P8"><text:s text:c="2"/>&lt;script type='text/javascript' src='https://maps.googleapis.com/maps/api/js?key=AIzaSyDAfwCoggPDi6ucFfluBOo9kpJHoFbaVtM</text:p>
      <text:p text:style-name="P8"><text:s text:c="2"/>&amp;ibraries=geometry,places'&gt; &lt;/script&gt;</text:p>
      <text:p text:style-name="P8"><text:s text:c="2"/>&lt;!-- jquery --&gt;</text:p>
      <text:p text:style-name="P8"><text:s text:c="2"/>&lt;script type="text/javascript" src="/scripts/jquery.js"&gt;&lt;/script&gt;</text:p>
      <text:p text:style-name="P8"><text:s text:c="2"/>&lt;!-- bootstrap js --&gt;</text:p>
      <text:p text:style-name="P8"><text:s text:c="2"/>&lt;script type="text/javascript" src="https://maxcdn.bootstrapcdn.com/bootstrap/4.0.0/js/bootstrap.min.js"&gt;&lt;/script&gt;</text:p>
      <text:p text:style-name="P8"/>
      <text:p text:style-name="P8"><text:s text:c="2"/>&lt;!-- custom script --&gt;</text:p>
      <text:p text:style-name="P8"><text:s text:c="2"/>&lt;% if(ssn.trip){ %&gt;</text:p>
      <text:p text:style-name="P8"><text:s text:c="2"/>&lt;script type="text/javascript" src="/scripts/home.js"&gt;&lt;/script&gt;</text:p>
      <text:p text:style-name="P8">&lt;% } %&gt;</text:p>
      <text:p text:style-name="P8"><text:s text:c="2"/>&lt;title&gt;Home&lt;/title&gt;</text:p>
      <text:p text:style-name="P8">&lt;/head&gt;</text:p>
      <text:p text:style-name="P8">&lt;body&gt;</text:p>
      <text:p text:style-name="P8"><text:s text:c="2"/>&lt;% if(!ssn.trip){ %&gt;</text:p>
      <text:p text:style-name="P8"><text:s text:c="4"/>&lt;div class='container'&gt;</text:p>
      <text:p text:style-name="P8"><text:s text:c="6"/>&lt;div class='row'&gt;</text:p>
      <text:p text:style-name="P8"><text:s text:c="8"/>&lt;h3&gt;You have not started any trips. Click the button below to start a trip.&lt;/h3&gt;</text:p>
      <text:p text:style-name="P8"><text:s text:c="6"/>&lt;a class='btn btn-info btn-sm col-5 startTripBtn'href="/trip"&gt;&lt;h5&gt;Start Trip&lt;/h5&gt;&lt;/a&gt;</text:p>
      <text:p text:style-name="P8"><text:soft-page-break/><text:s text:c="6"/>&lt;/div&gt;</text:p>
      <text:p text:style-name="P8"><text:s text:c="4"/>&lt;/div&gt;</text:p>
      <text:p text:style-name="P8"><text:s text:c="4"/>&lt;% } else{ %&gt;</text:p>
      <text:p text:style-name="P8"><text:s text:c="6"/>&lt;div class='container' id='content'&gt;</text:p>
      <text:p text:style-name="P8"/>
      <text:p text:style-name="P8"/>
      <text:p text:style-name="P8"><text:s text:c="6"/>&lt;/div&gt;</text:p>
      <text:p text:style-name="P8"><text:s text:c="6"/>&lt;% } %&gt;</text:p>
      <text:p text:style-name="P8"><text:s text:c="6"/>&lt;footer class='footer'&gt;</text:p>
      <text:p text:style-name="P8"><text:s text:c="8"/>&lt;div class='container'&gt;</text:p>
      <text:p text:style-name="P8"><text:s text:c="10"/>&lt;div class='row'&gt;</text:p>
      <text:p text:style-name="P8"><text:s text:c="12"/>&lt;div class='nav-link col-3 active'&gt;</text:p>
      <text:p text:style-name="P8"><text:s text:c="14"/>&lt;a href='/home'&gt;&lt;i class="fa fa-home"&gt;&lt;/i&gt;&lt;/a&gt;</text:p>
      <text:p text:style-name="P8"><text:s text:c="12"/>&lt;/div&gt;</text:p>
      <text:p text:style-name="P8"><text:s text:c="12"/>&lt;div class='nav-link col-3 '&gt;</text:p>
      <text:p text:style-name="P8"><text:s text:c="14"/>&lt;a href='/search'&gt;&lt;i class="fa fa-search"&gt;&lt;/i&gt;&lt;/a&gt;</text:p>
      <text:p text:style-name="P8"><text:s text:c="12"/>&lt;/div&gt;</text:p>
      <text:p text:style-name="P8"><text:s text:c="12"/>&lt;div class='nav-link col-3'&gt;</text:p>
      <text:p text:style-name="P8"><text:s text:c="14"/>&lt;a href='/trip'&gt; <text:s/>&lt;i class="fa fa-plus-circle"&gt;&lt;/i&gt;&lt;/a&gt;</text:p>
      <text:p text:style-name="P8"><text:s text:c="12"/>&lt;/div&gt;</text:p>
      <text:p text:style-name="P8"><text:s text:c="12"/>&lt;div class='nav-link col-3'&gt;</text:p>
      <text:p text:style-name="P8"><text:s text:c="14"/>&lt;a href='/user'&gt; <text:s/>&lt;i class="fa fa-user"&gt;&lt;/i&gt;&lt;/a&gt;</text:p>
      <text:p text:style-name="P8"><text:s text:c="12"/>&lt;/div&gt;</text:p>
      <text:p text:style-name="P8"><text:s text:c="10"/>&lt;/div&gt;</text:p>
      <text:p text:style-name="P8"><text:s text:c="8"/>&lt;/div&gt;</text:p>
      <text:p text:style-name="P8"><text:s text:c="6"/>&lt;/footer&gt;</text:p>
      <text:p text:style-name="P8"><text:s text:c="4"/>&lt;/body&gt;</text:p>
      <text:p text:style-name="P8"><text:s text:c="4"/>&lt;/html&gt;</text:p>
      <text:p text:style-name="P7"/>
      <text:p text:style-name="P7"/>
      <text:p text:style-name="P7"/>
      <text:p text:style-name="P7"/>
      <text:p text:style-name="P7"/>
      <text:p text:style-name="P4"><text:span text:style-name="T2">Home</text:span> JS Code</text:p>
      <text:p text:style-name="P1"/>
      <text:p text:style-name="P8"/>
      <text:p text:style-name="P8">var map;</text:p>
      <text:p text:style-name="P8">var map_id;</text:p>
      <text:p text:style-name="P8">function trips(){</text:p>
      <text:p text:style-name="P8">$.ajax({</text:p>
      <text:p text:style-name="P8"><text:s text:c="2"/>url:'/trips/null',</text:p>
      <text:p text:style-name="P8"><text:s text:c="2"/>method:'get',</text:p>
      <text:p text:style-name="P8"><text:s text:c="2"/>success:function(ok){</text:p>
      <text:p text:style-name="P8"><text:s text:c="4"/>var trip=ok.trip;</text:p>
      <text:p text:style-name="P8"><text:s text:c="2"/>var content=$('#content');</text:p>
      <text:p text:style-name="P8"><text:s text:c="2"/>content.append(`</text:p>
      <text:p text:style-name="P8"><text:s text:c="4"/>&lt;div class="card"&gt;</text:p>
      <text:p text:style-name="P8"/>
      <text:p text:style-name="P8"><text:soft-page-break/></text:p>
      <text:p text:style-name="P8"><text:s text:c="8"/>&lt;div class="view overlay"&gt;</text:p>
      <text:p text:style-name="P8"><text:s text:c="12"/>&lt;img src= ' ${trip.image_start[0]} ' class="img-fluid" alt=""&gt;</text:p>
      <text:p text:style-name="P8"><text:s text:c="12"/>&lt;a href="#"&gt;</text:p>
      <text:p text:style-name="P8"><text:s text:c="16"/>&lt;div class="mask rgba-white-slight"&gt;&lt;/div&gt;</text:p>
      <text:p text:style-name="P8"><text:s text:c="12"/>&lt;/a&gt;</text:p>
      <text:p text:style-name="P8"><text:s text:c="8"/>&lt;/div&gt;</text:p>
      <text:p text:style-name="P8"/>
      <text:p text:style-name="P8"/>
      <text:p text:style-name="P8"><text:s text:c="8"/>&lt;div class="card-body"&gt;</text:p>
      <text:p text:style-name="P8"/>
      <text:p text:style-name="P8"><text:s text:c="12"/>&lt;h4 class="card-title"&gt; ${trip.name}&lt;/h4&gt;</text:p>
      <text:p text:style-name="P8"/>
      <text:p text:style-name="P8"><text:s text:c="12"/>&lt;p class="card-text"&gt; ${trip.description}&lt;/p&gt;</text:p>
      <text:p text:style-name="P8"/>
      <text:p text:style-name="P8"><text:s text:c="8"/>&lt;/div&gt;</text:p>
      <text:p text:style-name="P8"/>
      <text:p text:style-name="P8"/>
      <text:p text:style-name="P8"><text:s text:c="4"/>&lt;/div&gt;</text:p>
      <text:p text:style-name="P8"><text:s text:c="4"/>`);</text:p>
      <text:p text:style-name="P8"><text:s text:c="4"/>ok.posts.forEach(function(post){</text:p>
      <text:p text:style-name="P8"><text:s text:c="6"/>content.append(`</text:p>
      <text:p text:style-name="P8"><text:s text:c="8"/>&lt;div class="card"&gt;</text:p>
      <text:p text:style-name="P8"/>
      <text:p text:style-name="P8"/>
      <text:p text:style-name="P8"><text:s text:c="12"/>&lt;div class="view overlay"&gt;</text:p>
      <text:p text:style-name="P8"><text:s text:c="16"/>&lt;img src= ' ${post.images[0]} ' class="img-fluid" alt=""&gt;</text:p>
      <text:p text:style-name="P8"><text:s text:c="16"/>&lt;a href="#"&gt;</text:p>
      <text:p text:style-name="P8"><text:s text:c="20"/>&lt;div class="mask rgba-white-slight"&gt;&lt;/div&gt;</text:p>
      <text:p text:style-name="P8"><text:s text:c="16"/>&lt;/a&gt;</text:p>
      <text:p text:style-name="P8"><text:s text:c="12"/>&lt;/div&gt;</text:p>
      <text:p text:style-name="P8"/>
      <text:p text:style-name="P8"/>
      <text:p text:style-name="P8"><text:s text:c="12"/>&lt;div class="card-body"&gt;</text:p>
      <text:p text:style-name="P8"/>
      <text:p text:style-name="P8"><text:s text:c="16"/>&lt;h4 class="card-title"&gt; ${post.title}&lt;/h4&gt;</text:p>
      <text:p text:style-name="P8"/>
      <text:p text:style-name="P8"><text:s text:c="16"/>&lt;p class="card-text"&gt; ${post.description}&lt;/p&gt;</text:p>
      <text:p text:style-name="P8"><text:s text:c="14"/></text:p>
      <text:p text:style-name="P8"><text:s text:c="12"/>&lt;/div&gt;</text:p>
      <text:p text:style-name="P8"/>
      <text:p text:style-name="P8"/>
      <text:p text:style-name="P8"><text:s text:c="8"/>&lt;/div&gt;</text:p>
      <text:p text:style-name="P8"><text:s text:c="8"/>`);</text:p>
      <text:p text:style-name="P8"><text:s text:c="4"/>});</text:p>
      <text:p text:style-name="P8"/>
      <text:p text:style-name="P8"><text:s text:c="2"/>},</text:p>
      <text:p text:style-name="P8"><text:s text:c="2"/>error:function(err){</text:p>
      <text:p text:style-name="P8"><text:soft-page-break/><text:s text:c="4"/>console.log(err)</text:p>
      <text:p text:style-name="P8"><text:s text:c="2"/>}</text:p>
      <text:p text:style-name="P8">});</text:p>
      <text:p text:style-name="P8">}</text:p>
      <text:p text:style-name="P8">$(document).ready(function(){</text:p>
      <text:p text:style-name="P8">trips();</text:p>
      <text:p text:style-name="P8">})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2:51:48.591137401</meta:creation-date>
    <dc:date>2018-03-21T12:53:33.580921781</dc:date>
    <meta:editing-duration>PT1M45S</meta:editing-duration>
    <meta:editing-cycles>1</meta:editing-cycles>
    <meta:document-statistic meta:table-count="0" meta:image-count="0" meta:object-count="0" meta:page-count="4" meta:paragraph-count="108" meta:word-count="272" meta:character-count="3378" meta:non-whitespace-character-count="2571"/>
    <meta:generator>LibreOffice/5.1.6.2$Linux_X86_64 LibreOffice_project/10m0$Build-2</meta:generator>
  </office:meta>
</office:document-meta>
</file>